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oundFormElement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oundFormElementTag.setId( @ Nullable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get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getProperty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oundFormElementTag.writeDefaultAttributes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oundFormElementTag.get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convertToDisplayString(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oundFormElementTag.processFieldValue( @ Nullable String name , String value ,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BoundFormElementTa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get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autogenerat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oundFormElementTag.resolv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BoundFormElementTag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getBou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oundFormElementTag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oundFormElementTag.getBindStat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